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2083in"/>
          <style:tab-stop style:position="0.6634in"/>
          <style:tab-stop style:position="1.6665in"/>
        </style:tab-stops>
      </style:paragraph-properties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text-properties style:font-name="Times New Roman" fo:font-style="normal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P14" style:family="paragraph" style:parent-style-name="Standard">
      <style:paragraph-properties>
        <style:tab-stops>
          <style:tab-stop style:position="0.2083in"/>
          <style:tab-stop style:position="0.6634in"/>
          <style:tab-stop style:position="1.6665in"/>
        </style:tab-stops>
      </style:paragraph-properties>
      <style:text-properties style:font-name="Times New Roman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12pt" style:font-size-asian="12pt" style:font-size-complex="12pt"/>
    </style:style>
    <style:style style:name="P20" style:family="paragraph" style:parent-style-name="Standard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ỦY BAN NHÂN DÂN <text:tab/><text:tab/>CỘNG HÒA XÃ HỘI CHỦ NGHĨA VIỆT NAM </text:p>
      <text:p text:style-name="P6">TỈNH BÌNH DƯƠNG <text:tab/><text:tab/><text:tab/><text:tab/>Độc lập ­ Tự do ­ Hạnh Phúc </text:p>
      <text:p text:style-name="P6"/>
      <text:p text:style-name="P6"/>
      <text:p text:style-name="P6"><text:s/></text:p>
      <text:p text:style-name="P6"><text:s/></text:p>
      <text:p text:style-name="P7">GIẤY CHỨNG NHẬN ĐẦU TƯ ĐIỀU CHỈNH </text:p>
      <text:p text:style-name="P8"/>
      <text:p text:style-name="P10">Số: <text:placeholder text:placeholder-type="text">&lt;o.ma_so&gt;</text:placeholder></text:p>
      <text:p text:style-name="P12"/>
      <text:p text:style-name="P12">Chứng nhận lần đầu: ngày <text:placeholder text:placeholder-type="text">&lt;o.chung_nhan_lan_dau[8:10]&gt;</text:placeholder> tháng <text:placeholder text:placeholder-type="text">&lt;o.chung_nhan_lan_dau[5:7]&gt;</text:placeholder> năm <text:placeholder text:placeholder-type="text">&lt;o.chung_nhan_lan_dau[:4]&gt;</text:placeholder> </text:p>
      <text:p text:style-name="P12"/>
      <text:p text:style-name="P12"><text:placeholder text:placeholder-type="text-box">&lt;get_so_lan_thay_doi(o.id)&gt;</text:placeholder></text:p>
      <text:p text:style-name="P13"/>
      <text:p text:style-name="P3"><text:placeholder text:placeholder-type="text">&lt;for each="sequence,line in enumerate(get_can_cu_phap_ly(o.id))"&gt;</text:placeholder></text:p>
      <text:p text:style-name="P2"><text:placeholder text:placeholder-type="text">&lt;line.name&gt;</text:placeholder></text:p>
      <text:p text:style-name="P1"/>
      <text:p text:style-name="P15"><text:placeholder text:placeholder-type="text">&lt;/for&gt;</text:placeholder></text:p>
      <text:p text:style-name="P7">CHỦ TỊCH ỦY BAN NHÂN DÂN TỈNH BÌNH DƯƠNG </text:p>
      <text:p text:style-name="P7"/>
      <text:p text:style-name="P5">Chứng nhận nhà đầu tư: </text:p>
      <text:p text:style-name="P4"><text:placeholder text:placeholder-type="text">&lt;for each="sequence,line in enumerate(get_nha_dau_tu(o.id))"&gt;</text:placeholder></text:p>
      <text:p text:style-name="P11"><text:placeholder text:placeholder-type="text-box">&lt;line&gt;</text:placeholder></text:p>
      <text:p text:style-name="P17"><text:placeholder text:placeholder-type="text">&lt;/for&gt;</text:placeholder></text:p>
      <text:p text:style-name="P5">Đăng ký điều chỉnh Giấy chứng nhận đầu tư với nội dung sau: </text:p>
      <text:p text:style-name="P5"/>
      <text:p text:style-name="P20">Điều 1: <text:span text:style-name="T8">Tên dự án đầu tư:</text:span> <text:placeholder text:placeholder-type="text">&lt;o.ten_du_an&gt;</text:placeholder></text:p>
      <text:p text:style-name="P15"/>
      <text:p text:style-name="P5"><text:span text:style-name="T6">Điều 2: </text:span><text:span text:style-name="T7">Mục tiêu và quy mô của dự án:</text:span></text:p>
      <text:p text:style-name="P5">­ Mục tiêu: <text:span text:style-name="T2"><text:placeholder text:placeholder-type="text">&lt;o.muc_tieu_du_an&gt;</text:placeholder></text:span></text:p>
      <text:p text:style-name="P5">­ Quy mô: <text:span text:style-name="T2"><text:placeholder text:placeholder-type="text">&lt;o.quy_mo_du_an&gt;</text:placeholder></text:span> </text:p>
      <text:p text:style-name="P5"/>
      <text:p text:style-name="P5"><text:span text:style-name="T6">Điều 3</text:span>. Địa điểm thực hiện dự án: <text:span text:style-name="T2"><text:placeholder text:placeholder-type="text">&lt;o.dia_chi_du_an&gt;</text:placeholder></text:span>. Diện tích đất sử dụng: <text:span text:style-name="T2"><text:placeholder text:placeholder-type="text">&lt;o.dien_tich_dat_su_dung&gt;</text:placeholder></text:span> m2 <text:line-break/></text:p>
      <text:p text:style-name="P5"><text:span text:style-name="T6">Điều </text:span><text:span text:style-name="T3">4.</text:span> Tổng vốn đầu tư:<text:line-break/><text:span text:style-name="T4"><text:placeholder text:placeholder-type="text">&lt;if test="o.von_dau_tu_vn &gt; 0"&gt;</text:placeholder></text:span><text:line-break/><text:span text:style-name="T2"><text:placeholder text:placeholder-type="text">&lt;o.von_dau_tu_vn&gt;</text:placeholder></text:span><text:span text:style-name="T2"> đ. </text:span>Trong đó vốn góp để hiện thực dự án là: <text:span text:style-name="T2"><text:placeholder text:placeholder-type="text">&lt;o.von_thuc_hien_vn&gt;</text:placeholder></text:span><text:span text:style-name="T2"> đ</text:span><text:line-break/><text:span text:style-name="T4"><text:placeholder text:placeholder-type="text">&lt;/if&gt;</text:placeholder></text:span><text:span text:style-name="T4"><text:line-break/></text:span><text:span text:style-name="T4"><text:placeholder text:placeholder-type="text">&lt;if test="o.von_dau_tu_us &gt; 0"&gt;</text:placeholder></text:span><text:span text:style-name="T4"><text:line-break/></text:span><text:span text:style-name="T5"><text:placeholder text:placeholder-type="text">&lt;o.von_dau_tu_us&gt;</text:placeholder></text:span><text:span text:style-name="T5"> USD. </text:span><text:span text:style-name="T4">Trong đó vốn góp để hiện thực dự án là: </text:span><text:span text:style-name="T5"><text:placeholder text:placeholder-type="text">&lt;o.von_thuc_hien_us&gt;</text:placeholder></text:span><text:span text:style-name="T5"> USD</text:span><text:span text:style-name="T4"><text:line-break/></text:span><text:span text:style-name="T4"><text:placeholder text:placeholder-type="text">&lt;/if&gt;</text:placeholder></text:span></text:p>
      <text:p text:style-name="P5">Tiến độ góp vốn: <text:span text:style-name="T2"><text:placeholder text:placeholder-type="text">&lt;o.tien_do&gt;</text:placeholder></text:span><text:line-break/></text:p>
      <text:p text:style-name="P5"><text:span text:style-name="T6">Điều </text:span><text:span text:style-name="T3">5.</text:span> Thời hạn hoạt động của dự án là <text:span text:style-name="T2"><text:placeholder text:placeholder-type="text">&lt;o.thoi_han_hoat_dong&gt;</text:placeholder></text:span> năm, kể từ ngày được cấp Giấy chứng nhận đầu tư.; <text:line-break/></text:p>
      <text:p text:style-name="P5"><text:soft-page-break/>Thời hạn thuê nhà xưởng để thực hiện dự án <text:span text:style-name="T2"><text:placeholder text:placeholder-type="text">&lt;o.thoi_han_thue_nha_xuong&gt;</text:placeholder></text:span> năm, kể từ ngày được cấp Giấy chứng nhận đầu tư. <text:line-break/></text:p>
      <text:p text:style-name="P5"><text:span text:style-name="T6">Điều </text:span><text:span text:style-name="T3">6.</text:span> Tiến độ thực hiện dự án: <text:span text:style-name="T2"><text:placeholder text:placeholder-type="text">&lt;o.tien_do_thuc_hien&gt;</text:placeholder></text:span><text:line-break/></text:p>
      <text:p text:style-name="P5"><text:span text:style-name="T6">Điều </text:span><text:span text:style-name="T3">7.</text:span> thực hiện các duy định đối với dự án như sau: <text:line-break/></text:p>
      <text:p text:style-name="P16"><text:placeholder text:placeholder-type="text">&lt;for each="sequence,line in enumerate(get_nghia_vu(o.id))"&gt;</text:placeholder></text:p>
      <text:p text:style-name="P2"><text:placeholder text:placeholder-type="text">&lt;line.name&gt;</text:placeholder></text:p>
      <text:p text:style-name="P15"><text:placeholder text:placeholder-type="text">&lt;/for&gt;</text:placeholder></text:p>
      <text:p text:style-name="P5"/>
      <text:p text:style-name="P21">Điều 8: </text:p>
      <text:p text:style-name="P6"/>
      <text:p text:style-name="P9"><text:placeholder text:placeholder-type="text">&lt;o.dieu3&gt;</text:placeholder></text:p>
      <text:p text:style-name="P5"/>
      <text:p text:style-name="P5"/>
      <text:p text:style-name="P5"><text:tab/><text:tab/><text:tab/><text:tab/><text:tab/><text:tab/><text:tab/><text:tab/><text:tab/></text:p>
      <text:p text:style-name="P5"><text:tab/><text:tab/><text:tab/><text:tab/><text:tab/><text:tab/><text:tab/><text:tab/><text:tab/><text:tab/><text:span text:style-name="T1">CHỦ TỊC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07T20:13:41</meta:creation-date>
    <dc:date>2014-10-02T15:11:55</dc:date>
    <dc:creator>phung11764 </dc:creator>
    <meta:editing-duration>PT6H19M33S</meta:editing-duration>
    <meta:editing-cycles>113</meta:editing-cycles>
    <meta:generator>LibreOffice/3.5$Linux_X86_64 LibreOffice_project/350m1$Build-2</meta:generator>
    <meta:document-statistic meta:table-count="0" meta:image-count="0" meta:object-count="0" meta:page-count="2" meta:paragraph-count="35" meta:word-count="250" meta:character-count="1581" meta:non-whitespace-character-count="1316"/>
  </office:meta>
</office:document-meta>
</file>